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59"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3"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4"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65" style:family="paragraph" style:parent-style-name="Table_20_Contents">
      <style:paragraph-properties fo:text-align="center" style:justify-single-word="false" fo:padding="0in" fo:border="none"/>
    </style:style>
    <style:style style:name="P66"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9"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0" style:family="paragraph" style:parent-style-name="Heading_20_3">
      <style:paragraph-properties fo:margin-top="0in" fo:margin-bottom="0in"/>
      <style:text-properties fo:font-size="10pt" style:font-size-asian="10pt" style:font-size-complex="10pt"/>
    </style:style>
    <style:style style:name="P71"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2"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3"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Courier New" fo:font-style="normal" fo:font-weight="bold" style:font-style-asian="normal" style:font-weight-asian="bold" style:font-name-complex="Courier New"/>
    </style:style>
    <style:style style:name="T12" style:family="text">
      <style:text-properties style:font-name="Courier New" fo:font-style="normal" fo:font-weight="bold" style:font-style-asian="normal" style:font-weight-asian="bold" style:font-name-complex="Courier New" style:font-style-complex="normal"/>
    </style:style>
    <style:style style:name="T13" style:family="text">
      <style:text-properties style:font-name="Courier New" fo:font-style="normal" style:font-style-asian="normal" style:font-name-complex="Courier New"/>
    </style:style>
    <style:style style:name="T14" style:family="text">
      <style:text-properties style:font-name="Courier New" fo:font-weight="bold" style:font-weight-asian="bold"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style="normal" fo:font-weight="bold" style:font-size-asian="10pt" style:font-style-asian="normal" style:font-weight-asian="bold" style:font-name-complex="Courier New" style:font-size-complex="10pt"/>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8"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9" style:family="text">
      <style:text-properties style:font-name="Courier New" fo:font-size="10pt" fo:font-weight="bold" style:font-size-asian="10pt" style:font-weight-asian="bold" style:font-name-complex="Courier New" style:font-size-complex="10pt"/>
    </style:style>
    <style:style style:name="T20" style:family="text">
      <style:text-properties style:font-name="Courier New" fo:font-style="italic" fo:font-weight="bold" style:font-style-asian="italic" style:font-weight-asian="bold" style:font-name-complex="Courier New"/>
    </style:style>
    <style:style style:name="T21" style:family="text">
      <style:text-properties style:font-name="Courier New" style:font-name-complex="Courier New"/>
    </style:style>
    <style:style style:name="T22" style:family="text">
      <style:text-properties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weight-complex="bold"/>
    </style:style>
    <style:style style:name="T26" style:family="text">
      <style:text-properties fo:font-variant="normal" fo:text-transform="none" fo:color="#000000" style:font-name="Arial" fo:font-size="10pt" fo:letter-spacing="normal" fo:font-style="normal" fo:font-weight="normal" style:font-size-asian="10pt" style:font-size-complex="10pt"/>
    </style:style>
    <style:style style:name="T27"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8" style:family="text">
      <style:text-properties fo:font-variant="normal" fo:text-transform="none" fo:color="#000000" style:font-name="Arial" fo:font-size="10pt" fo:letter-spacing="normal" fo:font-style="normal" fo:font-weight="bold" style:font-size-asian="10pt" style:font-size-complex="10pt"/>
    </style:style>
    <style:style style:name="T29"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0" style:family="text">
      <style:text-properties fo:font-variant="normal" fo:text-transform="none" fo:color="#000000" fo:letter-spacing="normal" fo:font-style="normal"/>
    </style:style>
    <style:style style:name="T31" style:family="text">
      <style:text-properties fo:font-variant="normal" fo:text-transform="none" fo:color="#000000" fo:letter-spacing="normal" fo:font-style="normal" fo:font-weight="bold"/>
    </style:style>
    <style:style style:name="T32"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1">n, p</text:span></text:span><text:span text:style-name="Emphasis"><text:span text:style-name="T14">, </text:span></text:span><text:span text:style-name="Emphasis"><text:span text:style-name="T3">and</text:span></text:span><text:span text:style-name="Emphasis"><text:span text:style-name="T14"> </text:span></text:span><text:span text:style-name="Emphasis"><text:span text:style-name="T12">m</text:span></text:span><text:span text:style-name="Emphasis"><text:span text:style-name="T14">,</text:span></text:span><text:span text:style-name="T1"> in that order. These integers are subject to the following restrictions: </text:span></text:p>
      <text:p text:style-name="P4"/>
      <text:p text:style-name="P32"><text:span text:style-name="Emphasis"><text:span text:style-name="T18">1.</text:span></text:span><text:span text:style-name="Emphasis"><text:span text:style-name="T16"><text:tab/></text:span></text:span><text:span text:style-name="Emphasis"><text:span text:style-name="T17">n</text:span></text:span><text:span text:style-name="T4">:</text:span><text:span text:style-name="T5"> Integer values such that </text:span><text:span text:style-name="Emphasis"><text:span text:style-name="T16">n</text:span></text:span><text:span text:style-name="T5"> is greater than or equal to one (</text:span><text:span text:style-name="Emphasis"><text:span text:style-name="T16">n </text:span></text:span><text:span text:style-name="Emphasis"><text:span text:style-name="T19">≥ 1</text:span></text:span><text:span text:style-name="T5">). </text:span></text:p>
      <text:p text:style-name="P32"><text:span text:style-name="Emphasis"><text:span text:style-name="T22"/></text:span></text:p>
      <text:p text:style-name="P32"><text:span text:style-name="Emphasis"><text:span text:style-name="T4">2. </text:span></text:span><text:span text:style-name="Emphasis"><text:span text:style-name="T5"><text:s text:c="2"/><text:tab/></text:span></text:span><text:span text:style-name="Emphasis"><text:span text:style-name="T17">p</text:span></text:span><text:span text:style-name="T4">:</text:span><text:span text:style-name="T5"> Integer</text:span> <text:span text:style-name="T5">values such that </text:span><text:span text:style-name="Emphasis"><text:span text:style-name="T16">p</text:span></text:span><text:span text:style-name="T5"> <text:s/>is greater than or equal to zero and is less than or equal to </text:span><text:span text:style-name="Emphasis"><text:span text:style-name="T16">n</text:span></text:span><text:span text:style-name="T5"> minus <text:tab/>one. (</text:span><text:span text:style-name="Emphasis"><text:span text:style-name="T16">0 </text:span></text:span><text:span text:style-name="Emphasis"><text:span text:style-name="T19">≤ p ≤ n-1</text:span></text:span><text:span text:style-name="T5">). </text:span></text:p>
      <text:p text:style-name="P33"/>
      <text:p text:style-name="P34"><text:span text:style-name="T1">3.<text:tab/></text:span><text:span text:style-name="Emphasis"><text:span text:style-name="T11">m</text:span></text:span><text:span text:style-name="T1">: Integer values such that </text:span><text:span text:style-name="Emphasis"><text:span text:style-name="T11">m</text:span></text:span><text:span text:style-name="T1"> is between minus </text:span><text:span text:style-name="Emphasis"><text:span text:style-name="T11">p</text:span></text:span><text:span text:style-name="T1"> and positive </text:span><text:span text:style-name="Emphasis"><text:span text:style-name="T11">p</text:span></text:span><text:span text:style-name="Emphasis"><text:span text:style-name="T14">,</text:span></text:span><text:span text:style-name="Emphasis"><text:span text:style-name="T9"> </text:span></text:span><text:span text:style-name="Emphasis"><text:span text:style-name="T1">inclusive</text:span></text:span><text:span text:style-name="T20">.</text:span><text:span text:style-name="T1"> (</text:span><text:span text:style-name="Emphasis"><text:span text:style-name="T11">-p</text:span></text:span><text:span text:style-name="Emphasis"><text:span text:style-name="T14"> ≤ m ≤ </text:span></text:span><text:span text:style-name="Emphasis"><text:span text:style-name="T12">p</text:span></text:span><text:span text:style-name="T1">) </text:span></text:p>
      <text:p text:style-name="P33"/>
      <text:p text:style-name="P49">The purpose of this problem is to write a program that will determine if 3 given integers determine a valid quantum set. </text:p>
      <text:p text:style-name="P49"/>
      <text:h text:style-name="P69" text:outline-level="3">INPUT:<text:tab/>Your program should accept three integers separated by at least one space at the prompt</text:h>
      <text:h text:style-name="P70" text:outline-level="3"><text:span text:style-name="T10"><text:tab/> </text:span><text:span text:style-name="T1">‘</text:span><text:span text:style-name="T21">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69" text:outline-level="3"/>
      <text:h text:style-name="P71" text:outline-level="3"><text:span text:style-name="T10">OUTPUT: For each quantum set of integers, your program will output ‘</text:span><text:span text:style-name="T21">Valid</text:span><text:span text:style-name="T10">‘ if it is a valid set of quantum integers. If the set is invalid, then you will output ‘</text:span><text:span text:style-name="T21">Invalid</text:span><text:span text:style-name="T10">’ followed by the integer name that is invalid. The input set could be invalid for a number of reasons. Your program should only print the first one. Check for </text:span><text:span text:style-name="Emphasis"><text:span text:style-name="T13">n</text:span></text:span><text:span text:style-name="T10">, then </text:span><text:span text:style-name="Emphasis"><text:span text:style-name="T13">p</text:span></text:span><text:span text:style-name="T10">, and finally </text:span><text:span text:style-name="Emphasis"><text:span text:style-name="T13">m</text:span></text:span><text:span text:style-name="T10">. </text:span></text:h>
      <text:h text:style-name="P69" text:outline-level="3"/>
      <text:h text:style-name="P70" text:outline-level="3"><text:span text:style-name="T10">EXAMPLE:<text:tab/></text:span><text:span text:style-name="T21">Enter Three Integers: 3 3 4</text:span></text:h>
      <text:h text:style-name="P72" text:outline-level="3">Invalid p</text:h>
      <text:h text:style-name="P72" text:outline-level="3">Enter Three Integers: -1 2 3</text:h>
      <text:h text:style-name="P72" text:outline-level="3">Invalid n</text:h>
      <text:h text:style-name="P72" text:outline-level="3">Enter Three Integers: 3 2 -4</text:h>
      <text:h text:style-name="P73" text:outline-level="7"><text:span text:style-name="T10"><text:s text:c="4"/><text:tab/> <text:s text:c="2"/>I</text:span><text:span text:style-name="T21">nvalid m<text:tab/></text:span></text:h>
      <text:h text:style-name="P72" text:outline-level="3">Enter Three Integers: 2 1 -1</text:h>
      <text:h text:style-name="P72" text:outline-level="3">Valid</text:h>
      <text:h text:style-name="P72"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3">mm/dd/yyyy is a XXXXXXXX </text:span></text:p>
      <text:p text:style-name="P20"/>
      <text:p text:style-name="P14"><text:span text:style-name="T1"><text:tab/><text:tab/>where </text:span><text:span text:style-name="T14">mm/dd/yyyy</text:span><text:span text:style-name="T9"> </text:span><text:span text:style-name="T1">is the date and</text:span><text:span text:style-name="T14"> XXXXXXXX</text:span><text:span text:style-name="T1"> is the day of the week..</text:span></text:p>
      <text:p text:style-name="P20"/>
      <text:p text:style-name="P23"/>
      <text:p text:style-name="P14"><text:span text:style-name="T1">EXAMPLE:<text:tab/></text:span><text:span text:style-name="T14">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1">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4">k</text:span><text:span text:style-name="T1"> where positions are numbered from the left starting at 1.</text:span></text:p>
      <text:p text:style-name="P43"/>
      <text:p text:style-name="P42"><text:span text:style-name="T1">2.<text:tab/>Rotate the character in position </text:span><text:span text:style-name="T14">k</text:span><text:span text:style-name="T1"> and every character to the left of position </text:span><text:span text:style-name="T14">k</text:span><text:span text:style-name="T1">. To rotate the character in position</text:span><text:span text:style-name="T14"> j</text:span><text:span text:style-name="T1">, count forward in the alphabet </text:span><text:span text:style-name="T14">j </text:span><text:span text:style-name="T1">letters and replace the current character with that new one. If you hit </text:span><text:span text:style-name="T14">Z</text:span><text:span text:style-name="T1">, then next wrap around to an </text:span><text:span text:style-name="T14">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4">AAA</text:span><text:span text:style-name="T1">. The left-most vowel is found in position 1, an </text:span><text:span text:style-name="T14">A</text:span><text:span text:style-name="T1">. Rotate that </text:span><text:span text:style-name="T14">a</text:span><text:span text:style-name="T1"> forward one spot to obtain the illegal squiggle </text:span><text:span text:style-name="T14">BAA</text:span><text:span text:style-name="T1">. The next left-most vowel is found in position 2, another </text:span><text:span text:style-name="T14">A</text:span><text:span text:style-name="T1">. We fix this </text:span><text:span text:style-name="T14">A</text:span><text:span text:style-name="T1"> by rotating it twice and then the first character once giving the illegal squiggle </text:span><text:span text:style-name="T14">CCA</text:span><text:span text:style-name="T1">. The next left-most vowel is found in position 3, again an </text:span><text:span text:style-name="T14">A</text:span><text:span text:style-name="T1">. Now we rotate that </text:span><text:span text:style-name="T14">A</text:span><text:span text:style-name="T1"> three spots, the middle </text:span><text:span text:style-name="T14">C</text:span><text:span text:style-name="T1"> two spots, and the first </text:span><text:span text:style-name="T14">C</text:span><text:span text:style-name="T1"> one spot giving the illegal squiggle </text:span><text:span text:style-name="T14">DED</text:span><text:span text:style-name="T9">. </text:span><text:span text:style-name="T1">A vowel has appeared in position 2, which must be jiggled. Continuing on with this algorithm, we obtain the following squiggles until a legal squiggle is reached: </text:span><text:span text:style-name="T14">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5">‘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4">QUIT</text:span><text:span text:style-name="T1">’ is entered. At this point your program should terminate without further output.</text:span></text:p>
      <text:p text:style-name="P46"/>
      <text:p text:style-name="P47"><text:span text:style-name="T25">OUTPUT: <text:s/></text:span>For each input squiggle, print out the new squiggle after it has been made legal on the next line after the input.</text:p>
      <text:p text:style-name="P9"/>
      <text:p text:style-name="P16"><text:span text:style-name="T1">EXAMPLE:<text:tab/></text:span><text:span text:style-name="T14">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4">a</text:span><text:span text:style-name="T1"> and </text:span><text:span text:style-name="T14">b</text:span><text:span text:style-name="T1"> such that both the following statements are true:</text:span></text:p>
      <text:p text:style-name="P11"/>
      <text:p text:style-name="P17"><text:span text:style-name="T1">1.<text:tab/>The difference between </text:span><text:span text:style-name="T14">a</text:span><text:span text:style-name="T1"> and </text:span><text:span text:style-name="T14">b</text:span><text:span text:style-name="T1"> is a three-digit perfect square, and</text:span></text:p>
      <text:p text:style-name="P11"/>
      <text:p text:style-name="P17"><text:span text:style-name="T1">2.<text:tab/>The difference between the squares of </text:span><text:span text:style-name="T14">a</text:span><text:span text:style-name="T1"> and </text:span><text:span text:style-name="T14">b</text:span><text:span text:style-name="T1"> is either 1 less or 1 more than the product of </text:span><text:span text:style-name="T14">a</text:span><text:span text:style-name="T1"> and </text:span><text:span text:style-name="T14">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4">a <text:s/>b</text:span></text:p>
      <text:p text:style-name="P11"/>
      <text:p text:style-name="P45"><text:span text:style-name="T1"><text:tab/>where </text:span><text:span text:style-name="T14">a</text:span><text:span text:style-name="T1"> and </text:span><text:span text:style-name="T14">b</text:span><text:span text:style-name="T1"> are the two three-digit integers that have the properties of 1 and 2. Order of the integers is irrelevant.</text:span></text:p>
      <text:p text:style-name="P11"/>
      <text:p text:style-name="P24"><text:span text:style-name="T1">EXAMPLE:<text:tab/></text:span><text:span text:style-name="T14">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4">n</text:span><text:span text:style-name="T1">-spiral given an odd integer </text:span><text:span text:style-name="T14">n</text:span><text:span text:style-name="T1">. </text:span></text:p>
      <text:p text:style-name="P5"/>
      <text:p text:style-name="P37"><text:span text:style-name="T1">INPUT:<text:tab/>Your program should accept a positive odd integer </text:span><text:span text:style-name="T14">n (n ≤ 1001</text:span><text:span text:style-name="T1">) at the prompt “</text:span><text:span text:style-name="T14">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4">xxxxx</text:span></text:p>
      <text:p text:style-name="P36"/>
      <text:p text:style-name="P37"><text:span text:style-name="T1"><text:tab/>where </text:span><text:span text:style-name="T14">xxxxx</text:span><text:span text:style-name="T1"> is the desired sum.</text:span></text:p>
      <text:p text:style-name="P36"/>
      <text:p text:style-name="P37"><text:span text:style-name="T1">EXAMPLE:<text:tab/></text:span><text:span text:style-name="T14">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5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1"/>
      <text:p text:style-name="P5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1"/>
      <text:p text:style-name="P5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1"/>
      <text:p text:style-name="P5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51"/>
      <text:p text:style-name="P5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1"/>
      <text:p text:style-name="P51">EXAMPLE: <text:tab/><text:span text:style-name="T35">3/4 + 1/4 </text:span></text:p>
      <text:p text:style-name="P55"><text:tab/><text:tab/>1</text:p>
      <text:p text:style-name="P55"><text:tab/><text:tab/>1/3 – 5/7 </text:p>
      <text:p text:style-name="P55"><text:tab/><text:tab/>-8/21</text:p>
      <text:p text:style-name="P55"><text:tab/><text:tab/>-1/3 * -3/4 </text:p>
      <text:p text:style-name="P55"><text:tab/><text:tab/>1/4 </text:p>
      <text:p text:style-name="P55"><text:tab/><text:tab/>-7/8 / 1/8</text:p>
      <text:p text:style-name="P55"><text:tab/><text:tab/>-7</text:p>
      <text:p text:style-name="P52"><text:tab/><text:tab/></text:p>
      <text:p text:style-name="P52"/>
      <text:p text:style-name="P41">Problem #7</text:p>
      <text:p text:style-name="P40">CRASH AND GO(RELIANS)</text:p>
      <text:p text:style-name="P62">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2">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1"><text:span text:style-name="T26">Gorelian technology allows two-way communication as long as </text:span><text:span text:style-name="Emphasis"><text:span text:style-name="T26">at least one of them</text:span></text:span><text:span text:style-name="T26">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4"><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4"><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5"><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6">Figure 2: Alice and Bob can talk</text:p>
          </table:table-cell>
        </table:table-row>
      </table:table>
      <text:p text:style-name="P61"><text:span text:style-name="T26">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6">area</text:span></text:span><text:span text:style-name="T26"> covered by the new radio is equal to the sum of the </text:span><text:span text:style-name="Emphasis"><text:span text:style-name="T26">areas</text:span></text:span><text:span text:style-name="T26">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able:table-row>
          <table:table-cell table:style-name="Table3.A1" office:value-type="string">
            <text:p text:style-name="P64"><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4"><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6">Figure 3: Alice and Bob agree to meet at the midpoint</text:p>
          </table:table-cell>
          <table:table-cell table:style-name="Table3.A1" office:value-type="string">
            <text:p text:style-name="P66">Figure 4: Alice and Bob combine their radios</text:p>
          </table:table-cell>
        </table:table-row>
      </table:table>
      <text:p text:style-name="P62"><text:soft-page-break/>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4"><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4"><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6">Figure 5: Nobody can talk</text:p>
          </table:table-cell>
          <table:table-cell table:style-name="Table4.A1" office:value-type="string">
            <text:p text:style-name="P66">Figure 6: Eddy joins the group</text:p>
          </table:table-cell>
        </table:table-row>
      </table:table>
      <text:p text:style-name="P62">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4"><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64"><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66">Figure 7: Alice, Cathy, and Eddy team up</text:p>
          </table:table-cell>
          <table:table-cell table:style-name="Table5.A1" office:value-type="string">
            <text:p text:style-name="P66">Figure 8: Bob joins the group</text:p>
          </table:table-cell>
        </table:table-row>
      </table:table>
      <text:p text:style-name="P61"><text:span text:style-name="T28">Input:</text:span><text:span text:style-name="T26">  The input will consist of one or more data sets. Each data set will begin with an integer </text:span><text:span text:style-name="Variable"><text:span text:style-name="T26">N</text:span></text:span><text:span text:style-name="T26"> representing the number of Gorelians for this dataset (1 ≤ </text:span><text:span text:style-name="Variable"><text:span text:style-name="T26">N</text:span></text:span><text:span text:style-name="T26"> ≤ 100). A value of </text:span><text:span text:style-name="Variable"><text:span text:style-name="T26">N</text:span></text:span><text:span text:style-name="T26"> = 0 will signify the end of the input.</text:span></text:p>
      <text:p text:style-name="P61"><text:span text:style-name="T26">Next will come </text:span><text:span text:style-name="Variable"><text:span text:style-name="T26">N</text:span></text:span><text:span text:style-name="T26"> lines each containing three integers </text:span><text:span text:style-name="Variable"><text:span text:style-name="T26">X</text:span></text:span><text:span text:style-name="T26">, </text:span><text:span text:style-name="Variable"><text:span text:style-name="T26">Y</text:span></text:span><text:span text:style-name="T26">, and </text:span><text:span text:style-name="Variable"><text:span text:style-name="T26">R</text:span></text:span><text:span text:style-name="T26"> representing the x- and y-coordinate where the Gorelian lands and the range of the radio (0 ≤ </text:span><text:span text:style-name="Variable"><text:span text:style-name="T26">X</text:span></text:span><text:span text:style-name="T26"> ≤ 1000, 0 ≤ </text:span><text:span text:style-name="Variable"><text:span text:style-name="T26">Y</text:span></text:span><text:span text:style-name="T26"> ≤ 1000, and 1 ≤ </text:span><text:span text:style-name="Variable"><text:span text:style-name="T26">R</text:span></text:span><text:span text:style-name="T26"> ≤ 1000). Note that only the Gorelians' </text:span><text:span text:style-name="Emphasis"><text:span text:style-name="T26">initial</text:span></text:span><text:span text:style-name="T26"> coordinates/range will be integral; after merging with other Gorelians they may no longer be integral. </text:span><text:span text:style-name="Emphasis"><text:span text:style-name="T26">You should use double-precision arithmetic for all computations.</text:span></text:span></text:p>
      <text:p text:style-name="P62">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3"><text:span text:style-name="T31">Output:</text:span><text:span text:style-name="T30">  The output will be one line per data set, reporting the number of independent groups of Gorelians that remain at the end of the process.</text:span></text:p>
      <text:p text:style-name="P54"><text:soft-page-break/><text:span text:style-name="T8">EXAMPLE</text:span><text:span text:style-name="T7"> </text:span></text:p>
      <text:p text:style-name="P53"/>
      <text:p text:style-name="P54"><text:span text:style-name="T8">INPUT:<text:tab/><text:tab/></text:span><text:span text:style-name="T32">5 </text:span></text:p>
      <text:p text:style-name="P56"><text:tab/><text:tab/>100 100 30 </text:p>
      <text:p text:style-name="P56"><text:tab/><text:tab/>130 80 30 </text:p>
      <text:p text:style-name="P56"><text:tab/><text:tab/>80 60 30 </text:p>
      <text:p text:style-name="P56"><text:tab/><text:tab/>120 150 30 </text:p>
      <text:p text:style-name="P56"><text:tab/><text:tab/>90 80 30 </text:p>
      <text:p text:style-name="P56"><text:tab/><text:tab/>6 </text:p>
      <text:p text:style-name="P56"><text:tab/><text:tab/>100 100 50 </text:p>
      <text:p text:style-name="P56"><text:tab/><text:tab/>145 125 10 </text:p>
      <text:p text:style-name="P56"><text:tab/><text:tab/>60 140 15 </text:p>
      <text:p text:style-name="P56"><text:tab/><text:tab/>160 145 20 </text:p>
      <text:p text:style-name="P56"><text:tab/><text:tab/>130 135 25 </text:p>
      <text:p text:style-name="P56"><text:tab/><text:tab/>80 80 30 </text:p>
      <text:p text:style-name="P56"><text:tab/><text:tab/>0 </text:p>
      <text:p text:style-name="P57"/>
      <text:p text:style-name="P54"><text:span text:style-name="T27">OUTPUT:</text:span><text:span text:style-name="T29"><text:tab/></text:span><text:span text:style-name="T32">2</text:span></text:p>
      <text:p text:style-name="P56"><text:tab/><text:tab/>3</text:p>
      <text:p text:style-name="P57"/>
      <text:p text:style-name="P58"/>
      <text:p text:style-name="P60">Problem #8</text:p>
      <text:p text:style-name="P59">MYSTERY</text:p>
      <text:p text:style-name="P57">Input</text:p>
      <text:p text:style-name="P58">The first line of input contains a single integer P, (1 ≤ P ≤ 1000), which is the number of data sets</text:p>
      <text:p text:style-name="P58">that follow. Each data set consists of several lines. Each data set should be processed identically and</text:p>
      <text:p text:style-name="P58">independently.</text:p>
      <text:p text:style-name="P58">The first line of each data set contains an integer D which is the data set number. The second line</text:p>
      <text:p text:style-name="P58">contains no more than the 93 distinct printable ASCII characters. The third line contains an integer,</text:p>
      <text:p text:style-name="P58">N (1 ≤ N ≤ 512), which is the number of integers on the next (fourth) line of the dataset. Each integer</text:p>
      <text:p text:style-name="P58">on the fourth line is in the range −X to X where X is the number of characters on the second line</text:p>
      <text:p text:style-name="P58">minus 1.</text:p>
      <text:p text:style-name="P57">Output</text:p>
      <text:p text:style-name="P58">For each data set there is one correct line of output. It contains the data set number (D) followed by</text:p>
      <text:p text:style-name="P58">a single space, followed by a string of length N made of the characters on the second line of the input</text:p>
      <text:p text:style-name="P58">EXAMPLE</text:p>
      <text:p text:style-name="P58">INPUT</text:p>
      <text:p text:style-name="P56">7</text:p>
      <text:p text:style-name="P56">1</text:p>
      <text:p text:style-name="P56">MAC</text:p>
      <text:p text:style-name="P56">3</text:p>
      <text:p text:style-name="P56">1 1 1</text:p>
      <text:p text:style-name="P56">2</text:p>
      <text:p text:style-name="P56">IW2C0NP3OS 1RLDFA</text:p>
      <text:p text:style-name="P56">22</text:p>
      <text:p text:style-name="P56">0 3 3 -3 7 -8 2 7 -4 3 8 7 4 1 1 -4 5 2 5 -6 -3 -4</text:p>
      <text:p text:style-name="P56">3</text:p>
      <text:p text:style-name="P56">G.IETSNPRBU </text:p>
      <text:p text:style-name="P56">17</text:p>
      <text:p text:style-name="P56">2 4 5 -6 -1 -3 -2 -4 -4 1 -1 5 -3 4 1 -2 4</text:p>
      <text:p text:style-name="P56">4</text:p>
      <text:p text:style-name="P56">PIBN MRDSYEO</text:p>
      <text:p text:style-name="P56">16</text:p>
      <text:p text:style-name="P56">-4 4 -1 4 5 3 -5 4 -3 -3 -2 -5 -5 -3 1 3</text:p>
      <text:p text:style-name="P56">5</text:p>
      <text:p text:style-name="P56">D^obV@k"W*B&amp;#]4!NcF$’lj%(d6XG5fi&lt;Hxz7)2Lt~=8aQuvh}r_m+C9eI‘-.&gt;EwYyngZRsJKpqO{[\U|MPS,;T?031/A</text:p>
      <text:p text:style-name="P56">93</text:p>
      <text:p text:style-name="P56">-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6">6</text:p>
      <text:p text:style-name="P56">I</text:p>
      <text:p text:style-name="P56">1</text:p>
      <text:p text:style-name="P56">0</text:p>
      <text:p text:style-name="P56">7</text:p>
      <text:p text:style-name="P56">I</text:p>
      <text:p text:style-name="P56">13</text:p>
      <text:p text:style-name="P56">0 0 0 0 0 0 0 0 0 0 0 0 0</text:p>
      <text:p text:style-name="P56"/>
      <text:p text:style-name="P58">OUTPUT</text:p>
      <text:p text:style-name="P56">1 ACM</text:p>
      <text:p text:style-name="P56">2 ICPC 2013 WORLD FINALS</text:p>
      <text:p text:style-name="P56">3 IN ST. PETERSBURG</text:p>
      <text:p text:style-name="P56">4 SPONSORED BY IBM</text:p>
      <text:p text:style-name="P56">5 ABCDEFGHIJKLMNOPQRSTUVWXYZ0123456789abcdefghijklmnopqrstuvwxyz~’!@#$%^&amp;*()_+-={}[]\|’";/.,&lt;&gt;?</text:p>
      <text:p text:style-name="P56">6 I</text:p>
      <text:p text:style-name="P56">7 IIIIIIIIIIIII</text:p>
      <text:p text:style-name="P60">Problem #9</text:p>
      <text:p text:style-name="P59">A MINE!</text:p>
      <text:p text:style-name="P58">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58"/>
      <text:p text:style-name="P58">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58"/>
      <text:p text:style-name="P57">Input</text:p>
      <text:p text:style-name="P58">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4">0 0</text:span>. </text:p>
      <text:p text:style-name="P58"/>
      <text:p text:style-name="P57">Output</text:p>
      <text:p text:style-name="P58">The output should be a single integer followed by a series of characters (separated by spaces). The number should be the total danger of the path taken, and the characters should be the names of the tunnels visited, in order.</text:p>
      <text:p text:style-name="P58"/>
      <text:p text:style-name="P58">EXAMPLE<text:tab/><text:span text:style-name="T36">10 16</text:span></text:p>
      <text:p text:style-name="P56"><text:tab/><text:tab/>A I 1 2</text:p>
      <text:p text:style-name="P56"><text:tab/><text:tab/>B I 0 2</text:p>
      <text:p text:style-name="P56"><text:tab/><text:tab/>C N 2 3</text:p>
      <text:p text:style-name="P56"><text:tab/><text:tab/>D N 1 6</text:p>
      <text:p text:style-name="P56"><text:tab/><text:tab/>E N 0 3</text:p>
      <text:p text:style-name="P56"><text:tab/><text:tab/>F N 3 4</text:p>
      <text:p text:style-name="P56"><text:tab/><text:tab/>G N 5 4</text:p>
      <text:p text:style-name="P56"><text:tab/><text:tab/>H N 15 3</text:p>
      <text:p text:style-name="P56"><text:tab/><text:tab/>I O 3 2</text:p>
      <text:p text:style-name="P56"><text:tab/><text:tab/>J O 6 3</text:p>
      <text:p text:style-name="P56"><text:tab/><text:tab/>A C 6</text:p>
      <text:p text:style-name="P56"><text:tab/><text:tab/>A D 2</text:p>
      <text:p text:style-name="P56"><text:tab/><text:tab/>B D 1</text:p>
      <text:p text:style-name="P56"><text:tab/><text:tab/>B E 0</text:p>
      <text:p text:style-name="P56"><text:tab/><text:tab/>C F 0</text:p>
      <text:p text:style-name="P56"><text:tab/><text:tab/>C G 9</text:p>
      <text:p text:style-name="P56"><text:tab/><text:tab/>D F 24</text:p>
      <text:p text:style-name="P56"><text:tab/><text:tab/>D G 4</text:p>
      <text:p text:style-name="P56"><text:tab/><text:tab/>D H 6</text:p>
      <text:p text:style-name="P56"><text:tab/><text:tab/>D E 2</text:p>
      <text:p text:style-name="P56"><text:tab/><text:tab/>E H 8</text:p>
      <text:p text:style-name="P56"><text:soft-page-break/><text:tab/><text:tab/>F I 1</text:p>
      <text:p text:style-name="P56"><text:tab/><text:tab/>F J 5</text:p>
      <text:p text:style-name="P56"><text:tab/><text:tab/>G I 6</text:p>
      <text:p text:style-name="P56"><text:tab/><text:tab/>G J 9</text:p>
      <text:p text:style-name="P56"><text:tab/><text:tab/>H J 4</text:p>
      <text:p text:style-name="P56"><text:span text:style-name="T40">[Output]</text:span><text:tab/>16 A C F I</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9T14:28:07.16</dc:date>
    <meta:editing-duration>P4DT4H5M32S</meta:editing-duration>
    <meta:editing-cycles>23</meta:editing-cycles>
    <meta:generator>OpenOffice.org/3.4.1$Win32 OpenOffice.org_project/341m1$Build-9593</meta:generator>
    <meta:document-statistic meta:table-count="4" meta:image-count="8" meta:object-count="0" meta:page-count="12" meta:paragraph-count="255" meta:word-count="3783" meta:character-count="19969"/>
  </office:meta>
</office:document-meta>
</file>